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9198a1" loext:opacity="100%" fo:letter-spacing="normal"/>
    </style:style>
    <style:style style:name="T2" style:family="text">
      <style:text-properties fo:font-variant="normal" fo:text-transform="none" fo:color="#9198a1" loext:opacity="100%" style:font-name="var fontStack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 </text:span><text:bookmark text:name="new-oauth-token"/><text:span text:style-name="Source_20_Text"><text:span text:style-name="T2">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</text:span></text:span><text:span text:style-name="T1"> 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7:11:35.213412036</meta:creation-date>
    <dc:date>2024-11-03T07:13:06.028887134</dc:date>
    <meta:editing-duration>PT1M32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0"/>
    <meta:generator>LibreOffice/24.8.2.1$Linux_X86_64 LibreOffice_project/480$Build-1</meta:generator>
  </office:meta>
</office:document-meta>
</file>